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9c228"/>
    </style:style>
    <style:style style:name="P2" style:family="paragraph" style:parent-style-name="Heading_20_3">
      <style:text-properties officeooo:paragraph-rsid="0019c228"/>
    </style:style>
    <style:style style:name="P3" style:family="paragraph" style:parent-style-name="Heading_20_4">
      <style:text-properties officeooo:paragraph-rsid="0019c228"/>
    </style:style>
    <style:style style:name="P4" style:family="paragraph" style:parent-style-name="Horizontal_20_Line">
      <style:text-properties officeooo:paragraph-rsid="0019c228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>
      <style:text-properties officeooo:paragraph-rsid="0019c228"/>
    </style:style>
    <style:style style:name="P10" style:family="paragraph" style:parent-style-name="Text_20_body" style:list-style-name="L16">
      <style:text-properties officeooo:paragraph-rsid="0019c228"/>
    </style:style>
    <style:style style:name="P11" style:family="paragraph" style:parent-style-name="Text_20_body" style:list-style-name="L17">
      <style:text-properties officeooo:paragraph-rsid="0019c228"/>
    </style:style>
    <style:style style:name="P12" style:family="paragraph" style:parent-style-name="Text_20_body" style:list-style-name="L18">
      <style:text-properties officeooo:paragraph-rsid="0019c228"/>
    </style:style>
    <style:style style:name="P13" style:family="paragraph" style:parent-style-name="Text_20_body" style:list-style-name="L19">
      <style:text-properties officeooo:paragraph-rsid="0019c228"/>
    </style:style>
    <style:style style:name="P14" style:family="paragraph" style:parent-style-name="Text_20_body" style:list-style-name="L20">
      <style:text-properties officeooo:paragraph-rsid="0019c228"/>
    </style:style>
    <style:style style:name="P15" style:family="paragraph" style:parent-style-name="Text_20_body" style:list-style-name="L21">
      <style:text-properties officeooo:paragraph-rsid="0019c228"/>
    </style:style>
    <style:style style:name="P16" style:family="paragraph" style:parent-style-name="Text_20_body" style:list-style-name="L22">
      <style:text-properties officeooo:paragraph-rsid="0019c228"/>
    </style:style>
    <style:style style:name="P17" style:family="paragraph" style:parent-style-name="Text_20_body" style:list-style-name="L23">
      <style:text-properties officeooo:paragraph-rsid="0019c228"/>
    </style:style>
    <style:style style:name="P18" style:family="paragraph" style:parent-style-name="Text_20_body" style:list-style-name="L24">
      <style:text-properties officeooo:paragraph-rsid="0019c228"/>
    </style:style>
    <style:style style:name="P19" style:family="paragraph" style:parent-style-name="Text_20_body" style:list-style-name="L25">
      <style:text-properties officeooo:paragraph-rsid="0019c228"/>
    </style:style>
    <style:style style:name="P20" style:family="paragraph" style:parent-style-name="Text_20_body" style:list-style-name="L26">
      <style:text-properties officeooo:paragraph-rsid="0019c228"/>
    </style:style>
    <style:style style:name="P21" style:family="paragraph" style:parent-style-name="Text_20_body" style:list-style-name="L27">
      <style:text-properties officeooo:paragraph-rsid="0019c228"/>
    </style:style>
    <style:style style:name="P22" style:family="paragraph" style:parent-style-name="Text_20_body">
      <style:text-properties officeooo:paragraph-rsid="0019c22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Chapter 5 Puzzles Overview</text:span></text:h>
      <text:p text:style-name="P22">In <text:span text:style-name="Strong_20_Emphasis">Chapter 5: The Underground Ritual</text:span>, players must navigate a <text:span text:style-name="Strong_20_Emphasis">flooded sewer system</text:span> to uncover the secrets of an ancient cult. The puzzles in this chapter focus on <text:span text:style-name="Strong_20_Emphasis">exploration, environmental manipulation, and code-breaking</text:span>, leading to a tense descent into the <text:span text:style-name="Strong_20_Emphasis">ritual chamber</text:span> deep below the city. Each puzzle brings the player closer to the final confrontation.</text:p>
      <text:p text:style-name="P4"/>
      <text:h text:style-name="P2" text:outline-level="3"><text:span text:style-name="Strong_20_Emphasis">1. Sewer Drainage Puzzle</text:span></text:h>
      <text:p text:style-name="P22"><text:span text:style-name="Strong_20_Emphasis">Task:</text:span> Drain the sewer water by operating a sequence of three valves.</text:p>
      <text:p text:style-name="P22"><text:span text:style-name="Strong_20_Emphasis">Mechanics:</text:span></text:p>
      <text:list text:style-name="L3">
        <text:list-item>
          <text:p text:style-name="P9">Players find three <text:span text:style-name="Strong_20_Emphasis">color-coded valves</text:span>: <text:span text:style-name="Strong_20_Emphasis">Red, Green, and Blue</text:span>.</text:p>
        </text:list-item>
        <text:list-item>
          <text:p text:style-name="P9">Turning them in the <text:span text:style-name="Strong_20_Emphasis">correct sequence</text:span> (<text:span text:style-name="Strong_20_Emphasis">Green → Blue → Red</text:span>) <text:span text:style-name="Strong_20_Emphasis">drains the water</text:span> and grants access to the tunnels.</text:p>
        </text:list-item>
        <text:list-item>
          <text:p text:style-name="P9">Turning them <text:span text:style-name="Strong_20_Emphasis">in the wrong order</text:span> causes the pipes to <text:span text:style-name="Strong_20_Emphasis">overpressurize</text:span>, forcing a <text:span text:style-name="Strong_20_Emphasis">reset</text:span>.</text:p>
        </text:list-item>
        <text:list-item>
          <text:p text:style-name="P9"><text:span text:style-name="Strong_20_Emphasis">Environmental clues</text:span> (rusted markings, old worker notes) provide hints.</text:p>
        </text:list-item>
      </text:list>
      <text:p text:style-name="P22"><text:span text:style-name="Strong_20_Emphasis">Result:</text:span></text:p>
      <text:list text:style-name="L16">
        <text:list-item>
          <text:p text:style-name="P10">Successfully solving the puzzle <text:span text:style-name="Strong_20_Emphasis">lowers the water level</text:span>, revealing new tunnels to explore.</text:p>
        </text:list-item>
        <text:list-item>
          <text:p text:style-name="P10">If the player fails, they must <text:span text:style-name="Strong_20_Emphasis">reset and try again</text:span>.</text:p>
        </text:list-item>
      </text:list>
      <text:p text:style-name="P4"/>
      <text:h text:style-name="P2" text:outline-level="3"><text:span text:style-name="Strong_20_Emphasis">2. Dead Maintenance Worker Puzzle</text:span></text:h>
      <text:p text:style-name="P22"><text:span text:style-name="Strong_20_Emphasis">Task:</text:span> Find the <text:span text:style-name="Strong_20_Emphasis">dead maintenance worker</text:span> in the tunnels and retrieve the <text:span text:style-name="Strong_20_Emphasis">door code</text:span>.</text:p>
      <text:p text:style-name="P22"><text:span text:style-name="Strong_20_Emphasis">Mechanics:</text:span></text:p>
      <text:list text:style-name="L17">
        <text:list-item>
          <text:p text:style-name="P11">The <text:span text:style-name="Strong_20_Emphasis">tunnels are dark and maze-like</text:span>, requiring careful exploration.</text:p>
        </text:list-item>
        <text:list-item>
          <text:p text:style-name="P11">Players find the <text:span text:style-name="Strong_20_Emphasis">worker’s body</text:span>, slumped near a <text:span text:style-name="Strong_20_Emphasis">locked maintenance door</text:span>.</text:p>
        </text:list-item>
        <text:list-item>
          <text:p text:style-name="P11">Interacting with the body reveals:</text:p>
          <text:list>
            <text:list-item>
              <text:p text:style-name="P11">A <text:span text:style-name="Strong_20_Emphasis">notepad in his pocket</text:span> (randomized 4-digit code).</text:p>
            </text:list-item>
            <text:list-item>
              <text:p text:style-name="P11"><text:span text:style-name="Strong_20_Emphasis">Bloodstained writing on the wall</text:span> hinting at the code’s importance.</text:p>
            </text:list-item>
          </text:list>
        </text:list-item>
        <text:list-item>
          <text:p text:style-name="P11">The code is <text:span text:style-name="Strong_20_Emphasis">randomized per playthrough</text:span>, preventing brute-force attempts.</text:p>
        </text:list-item>
      </text:list>
      <text:p text:style-name="P22"><text:span text:style-name="Strong_20_Emphasis">Result:</text:span></text:p>
      <text:list text:style-name="L18">
        <text:list-item>
          <text:p text:style-name="P12">Players <text:span text:style-name="Strong_20_Emphasis">memorize or write down the code</text:span> to unlock the next area.</text:p>
        </text:list-item>
        <text:list-item>
          <text:p text:style-name="P12"><text:soft-page-break/>Environmental storytelling hints at <text:span text:style-name="Strong_20_Emphasis">what killed the worker</text:span>.</text:p>
        </text:list-item>
      </text:list>
      <text:p text:style-name="P4"/>
      <text:h text:style-name="P2" text:outline-level="3"><text:span text:style-name="Strong_20_Emphasis">3. Maintenance Room Puzzle (Door &amp; Elevator Key)</text:span></text:h>
      <text:p text:style-name="P22"><text:span text:style-name="Strong_20_Emphasis">Task:</text:span> Unlock the maintenance room, retrieve the <text:span text:style-name="Strong_20_Emphasis">elevator key</text:span>, and lower the sewer gates.</text:p>
      <text:p text:style-name="P22"><text:span text:style-name="Strong_20_Emphasis">Mechanics:</text:span></text:p>
      <text:list text:style-name="L19">
        <text:list-item>
          <text:p text:style-name="P13">Players enter the <text:span text:style-name="Strong_20_Emphasis">4-digit code</text:span> from the <text:span text:style-name="Strong_20_Emphasis">Dead Worker Puzzle</text:span> into a <text:span text:style-name="Strong_20_Emphasis">number pad</text:span>.</text:p>
        </text:list-item>
        <text:list-item>
          <text:p text:style-name="P13">Inside the room, they find:</text:p>
          <text:list>
            <text:list-item>
              <text:p text:style-name="P13">The <text:span text:style-name="Strong_20_Emphasis">elevator key</text:span> (needed for the next area).</text:p>
            </text:list-item>
            <text:list-item>
              <text:p text:style-name="P13">A <text:span text:style-name="Strong_20_Emphasis">control panel</text:span> with <text:span text:style-name="Strong_20_Emphasis">lever switches</text:span> to <text:span text:style-name="Strong_20_Emphasis">lower the sewer gates</text:span>, opening a new path.</text:p>
            </text:list-item>
          </text:list>
        </text:list-item>
        <text:list-item>
          <text:p text:style-name="P13"><text:span text:style-name="Strong_20_Emphasis">Optional environmental storytelling:</text:span></text:p>
          <text:list>
            <text:list-item>
              <text:p text:style-name="P13">Old blueprints hint at the <text:span text:style-name="Strong_20_Emphasis">ritual chamber’s existence</text:span>.</text:p>
            </text:list-item>
            <text:list-item>
              <text:p text:style-name="P13">Scribbled notes mention <text:span text:style-name="Strong_20_Emphasis">strange occurrences in the lower levels</text:span>.</text:p>
            </text:list-item>
          </text:list>
        </text:list-item>
      </text:list>
      <text:p text:style-name="P22"><text:span text:style-name="Strong_20_Emphasis">Result:</text:span></text:p>
      <text:list text:style-name="L20">
        <text:list-item>
          <text:p text:style-name="P14">The door <text:span text:style-name="Strong_20_Emphasis">unlocks</text:span>, granting access to the control room.</text:p>
        </text:list-item>
        <text:list-item>
          <text:p text:style-name="P14">Pulling the <text:span text:style-name="Strong_20_Emphasis">correct levers</text:span> lowers the <text:span text:style-name="Strong_20_Emphasis">sewer gates</text:span>, allowing access to the <text:span text:style-name="Strong_20_Emphasis">elevator</text:span>.</text:p>
        </text:list-item>
      </text:list>
      <text:p text:style-name="P4"/>
      <text:h text:style-name="P2" text:outline-level="3"><text:span text:style-name="Strong_20_Emphasis">4. Elevator Descent Puzzle</text:span></text:h>
      <text:p text:style-name="P22"><text:span text:style-name="Strong_20_Emphasis">Task:</text:span> Use the <text:span text:style-name="Strong_20_Emphasis">elevator key</text:span> to descend into the <text:span text:style-name="Strong_20_Emphasis">underground ritual site</text:span>.</text:p>
      <text:p text:style-name="P22"><text:span text:style-name="Strong_20_Emphasis">Mechanics:</text:span></text:p>
      <text:list text:style-name="L21">
        <text:list-item>
          <text:p text:style-name="P15">Players interact with the <text:span text:style-name="Strong_20_Emphasis">elevator panel</text:span>, inserting the <text:span text:style-name="Strong_20_Emphasis">key</text:span>.</text:p>
        </text:list-item>
        <text:list-item>
          <text:p text:style-name="P15">The <text:span text:style-name="Strong_20_Emphasis">elevator doors close</text:span>, and the platform begins descending.</text:p>
        </text:list-item>
        <text:list-item>
          <text:p text:style-name="P15"><text:span text:style-name="Strong_20_Emphasis">Tension-building sequence:</text:span></text:p>
          <text:list>
            <text:list-item>
              <text:p text:style-name="P15">The lights flicker as the <text:span text:style-name="Strong_20_Emphasis">whispers of the cult</text:span> echo through the shaft.</text:p>
            </text:list-item>
            <text:list-item>
              <text:p text:style-name="P15">A <text:span text:style-name="Strong_20_Emphasis">ghostly figure appears</text:span> in the reflection of the metal doors.</text:p>
            </text:list-item>
            <text:list-item>
              <text:p text:style-name="P15">The <text:span text:style-name="Strong_20_Emphasis">elevator shakes</text:span>, as if <text:span text:style-name="Strong_20_Emphasis">something is trying to stop them</text:span>.</text:p>
            </text:list-item>
          </text:list>
        </text:list-item>
      </text:list>
      <text:p text:style-name="P22"><text:span text:style-name="Strong_20_Emphasis">Result:</text:span></text:p>
      <text:list text:style-name="L22">
        <text:list-item>
          <text:p text:style-name="P16">The elevator arrives at the <text:span text:style-name="Strong_20_Emphasis">underground temple</text:span>, where the <text:span text:style-name="Strong_20_Emphasis">ritual is in progress</text:span>.</text:p>
        </text:list-item>
        <text:list-item>
          <text:p text:style-name="P16">Players step out into <text:span text:style-name="Strong_20_Emphasis">the final confrontation</text:span>.</text:p>
        </text:list-item>
      </text:list>
      <text:p text:style-name="P4"/>
      <text:h text:style-name="P2" text:outline-level="3"><text:soft-page-break/><text:span text:style-name="Strong_20_Emphasis">Final Objective</text:span></text:h>
      <text:p text:style-name="P22">After solving all the sewer puzzles, players <text:span text:style-name="Strong_20_Emphasis">enter the underground temple</text:span>, where the <text:span text:style-name="Strong_20_Emphasis">ritual is nearing completion</text:span>. At this point, the final challenge introduces a <text:span text:style-name="Strong_20_Emphasis">moral choice</text:span> that impacts the game's ending:</text:p>
      <text:list text:style-name="L23">
        <text:list-item>
          <text:p text:style-name="P17"><text:span text:style-name="Strong_20_Emphasis">Stop the Ritual:</text:span> Players disrupt the ritual using environmental clues and sabotage. This could involve destroying the summoning sigils, banishing an entity, or fighting against cultists.</text:p>
        </text:list-item>
        <text:list-item>
          <text:p text:style-name="P17"><text:span text:style-name="Strong_20_Emphasis">Join the Cult:</text:span> Players embrace the ritual and become part of the ancient order. This choice could open up <text:span text:style-name="Strong_20_Emphasis">a secret ending</text:span> where they gain supernatural abilities or uncover hidden lore.</text:p>
        </text:list-item>
      </text:list>
      <text:h text:style-name="P2" text:outline-level="3"><text:span text:style-name="Strong_20_Emphasis">Specific Interactions for Each Choice</text:span></text:h>
      <text:h text:style-name="P3" text:outline-level="4"><text:span text:style-name="Strong_20_Emphasis">Option 1: Stop the Ritual</text:span></text:h>
      <text:p text:style-name="P22"><text:span text:style-name="Strong_20_Emphasis">Task:</text:span> Disrupt the ritual and prevent the summoning of an unknown entity.</text:p>
      <text:p text:style-name="P22"><text:span text:style-name="Strong_20_Emphasis">Mechanics:</text:span></text:p>
      <text:list text:style-name="L24">
        <text:list-item>
          <text:p text:style-name="P18">Players must locate and <text:span text:style-name="Strong_20_Emphasis">destroy five summoning sigils</text:span> placed around the chamber.</text:p>
        </text:list-item>
        <text:list-item>
          <text:p text:style-name="P18">Sigils can be <text:span text:style-name="Strong_20_Emphasis">burned</text:span>, <text:span text:style-name="Strong_20_Emphasis">scratched away</text:span>, or <text:span text:style-name="Strong_20_Emphasis">covered with purified water</text:span>.</text:p>
        </text:list-item>
        <text:list-item>
          <text:p text:style-name="P18">If all sigils are removed in time, the summoning is <text:span text:style-name="Strong_20_Emphasis">halted</text:span>, and the cult leader becomes <text:span text:style-name="Strong_20_Emphasis">weakened</text:span>.</text:p>
        </text:list-item>
        <text:list-item>
          <text:p text:style-name="P18">Players then engage in <text:span text:style-name="Strong_20_Emphasis">a final confrontation</text:span> with the cult leader, either escaping or fighting them.</text:p>
        </text:list-item>
      </text:list>
      <text:p text:style-name="P22"><text:span text:style-name="Strong_20_Emphasis">Result:</text:span></text:p>
      <text:list text:style-name="L25">
        <text:list-item>
          <text:p text:style-name="P19">The cult leader is <text:span text:style-name="Strong_20_Emphasis">defeated</text:span>, and the entity is <text:span text:style-name="Strong_20_Emphasis">banished</text:span>.</text:p>
        </text:list-item>
        <text:list-item>
          <text:p text:style-name="P19">Players <text:span text:style-name="Strong_20_Emphasis">escape the temple</text:span>, witnessing it collapse behind them.</text:p>
        </text:list-item>
        <text:list-item>
          <text:p text:style-name="P19">The city remains safe, but lingering <text:span text:style-name="Strong_20_Emphasis">supernatural consequences</text:span> are hinted at.</text:p>
        </text:list-item>
      </text:list>
      <text:p text:style-name="P4"/>
      <text:h text:style-name="P3" text:outline-level="4"><text:span text:style-name="Strong_20_Emphasis">Option 2: Join the Cult</text:span></text:h>
      <text:p text:style-name="P22"><text:span text:style-name="Strong_20_Emphasis">Task:</text:span> Surrender to the ritual and allow the summoning to complete.</text:p>
      <text:p text:style-name="P22"><text:span text:style-name="Strong_20_Emphasis">Mechanics:</text:span></text:p>
      <text:list text:style-name="L26">
        <text:list-item>
          <text:p text:style-name="P20">Players are given the choice to <text:span text:style-name="Strong_20_Emphasis">step into the summoning circle</text:span>.</text:p>
        </text:list-item>
        <text:list-item>
          <text:p text:style-name="P20">The cult leader performs an <text:span text:style-name="Strong_20_Emphasis">ancient chant</text:span>, granting the player <text:span text:style-name="Strong_20_Emphasis">visions of the entity beyond the veil</text:span>.</text:p>
        </text:list-item>
        <text:list-item>
          <text:p text:style-name="P20">The player’s <text:span text:style-name="Strong_20_Emphasis">appearance begins to change</text:span>, marking them as <text:span text:style-name="Strong_20_Emphasis">a new initiate of the cult</text:span>.</text:p>
        </text:list-item>
        <text:list-item>
          <text:p text:style-name="P20">Instead of fighting, they <text:span text:style-name="Strong_20_Emphasis">kneel before the entity</text:span>, accepting their new role.</text:p>
        </text:list-item>
      </text:list>
      <text:p text:style-name="P22"><text:soft-page-break/><text:span text:style-name="Strong_20_Emphasis">Result:</text:span></text:p>
      <text:list text:style-name="L27">
        <text:list-item>
          <text:p text:style-name="P21">The ritual <text:span text:style-name="Strong_20_Emphasis">succeeds</text:span>, opening a portal to <text:span text:style-name="Strong_20_Emphasis">The Beyond</text:span>.</text:p>
        </text:list-item>
        <text:list-item>
          <text:p text:style-name="P21">The player becomes <text:span text:style-name="Strong_20_Emphasis">one of the cult’s highest initiates</text:span>, gaining <text:span text:style-name="Strong_20_Emphasis">supernatural abilities</text:span>.</text:p>
        </text:list-item>
        <text:list-item>
          <text:p text:style-name="P21">The world <text:span text:style-name="Strong_20_Emphasis">subtly changes</text:span>, hinting at <text:span text:style-name="Strong_20_Emphasis">an altered reality</text:span> under the cult’s control.</text:p>
        </text:list-item>
        <text:list-item>
          <text:p text:style-name="P21">This unlocks a <text:span text:style-name="Strong_20_Emphasis">secret ending</text:span>, where the player either <text:span text:style-name="Strong_20_Emphasis">rules alongside the cult</text:span> or <text:span text:style-name="Strong_20_Emphasis">becomes a vessel for the entity</text:span>.</text:p>
        </text:list-item>
      </text:list>
      <text:p text:style-name="P22"><text:span text:style-name="Strong_20_Emphasis"/></text:p>
      <text:h text:style-name="Heading_20_3" text:outline-level="3"><text:span text:style-name="Strong_20_Emphasis">Chapter Completion Badge Names</text:span></text:h>
      <text:list text:style-name="L1">
        <text:list-item>
          <text:p text:style-name="P6"><text:span text:style-name="Strong_20_Emphasis">Chapter 1:</text:span> 🏫 <text:span text:style-name="Strong_20_Emphasis">"Schooled in the Supernatural"</text:span> – For uncovering the mystery of the missing students.</text:p>
        </text:list-item>
        <text:list-item>
          <text:p text:style-name="P6"><text:span text:style-name="Strong_20_Emphasis">Chapter 2:</text:span> 🌳 <text:span text:style-name="Strong_20_Emphasis">"Parks &amp; Paranormal Activities"</text:span> – For lifting the curse from the haunted park.</text:p>
        </text:list-item>
        <text:list-item>
          <text:p text:style-name="P6"><text:span text:style-name="Strong_20_Emphasis">Chapter 3:</text:span> 🛒 <text:span text:style-name="Strong_20_Emphasis">"Mallrat Medium"</text:span> – For investigating the eerie happenings at the abandoned mall.</text:p>
        </text:list-item>
        <text:list-item>
          <text:p text:style-name="P5"><text:span text:style-name="Strong_20_Emphasis">Chapter 5:</text:span> ⛓️ <text:span text:style-name="Strong_20_Emphasis">"Sewer Sleuth"</text:span> – For navigating the underground tunnels and confronting the cult.</text:p>
        </text:list-item>
      </text:list>
      <text:p text:style-name="Horizontal_20_Line"/>
      <text:h text:style-name="Heading_20_3" text:outline-level="3"><text:span text:style-name="Strong_20_Emphasis">Bonus Badge Ideas for Secret Achievements</text:span></text:h>
      <text:list text:style-name="L2">
        <text:list-item>
          <text:p text:style-name="P8"><text:span text:style-name="Strong_20_Emphasis">"Speedy Sleuth"</text:span> 🕵️‍♂️ – Complete a chapter under a time limit.</text:p>
        </text:list-item>
        <text:list-item>
          <text:p text:style-name="P8"><text:span text:style-name="Strong_20_Emphasis">"The Truth Is Out There"</text:span> 📜 – Find all secret notes or hidden lore.</text:p>
        </text:list-item>
        <text:list-item>
          <text:p text:style-name="P8"><text:span text:style-name="Strong_20_Emphasis">"Ghostbuster"</text:span> 👻 – Banish a spirit in a unique way.</text:p>
        </text:list-item>
        <text:list-item>
          <text:p text:style-name="P8"><text:span text:style-name="Strong_20_Emphasis">"Conspiracy Theorist"</text:span> 🔎 – Interact with every piece of cult-related lore.</text:p>
        </text:list-item>
        <text:list-item>
          <text:p text:style-name="P8"><text:span text:style-name="Strong_20_Emphasis">"Master of the Occult"</text:span> 🛡️ – Join the cult instead of stopping it.</text:p>
        </text:list-item>
        <text:list-item>
          <text:p text:style-name="P7"><text:span text:style-name="Strong_20_Emphasis">"Final Girl (or Guy!)"</text:span> 🎥 – Escape a chase sequence without taking damag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23:25:01.473000000</meta:creation-date>
    <dc:date>2025-02-19T17:47:33.074000000</dc:date>
    <meta:editing-duration>PT2M34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4" meta:paragraph-count="89" meta:word-count="967" meta:character-count="5758" meta:non-whitespace-character-count="4928"/>
  </office:meta>
</office:document-meta>
</file>